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tarSymbol" style:font-charset="x-symbol" svg:font-family="StarSymbol" style:font-family-generic="system"/>
    <style:font-face style:name="StarSymbol, 'Arial Unicode MS'" style:font-charset="x-symbol" svg:font-family="StarSymbol, 'Arial Unicode M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olo1" style:master-page-name="MP0" style:family="paragraph">
      <style:paragraph-properties fo:break-before="page" fo:border="0.0034in solid #000000" fo:padding="0.0138in" style:shadow="none"/>
    </style:style>
    <style:style style:name="T24" style:parent-style-name="Car.predefinitoparagrafo" style:family="text">
      <style:text-properties fo:font-size="16pt" style:font-size-asian="16pt" style:font-size-complex="16pt"/>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background-color="#FFFF00"/>
    </style:style>
    <style:style style:name="T29" style:parent-style-name="Car.predefinitoparagrafo" style:family="text">
      <style:text-properties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T31" style:parent-style-name="Car.predefinitoparagrafo" style:family="text">
      <style:text-properties fo:font-style="italic" style:font-style-asian="italic" style:font-style-complex="italic"/>
    </style:style>
    <style:style style:name="T32" style:parent-style-name="Car.predefinitoparagrafo" style:family="text">
      <style:text-properties style:text-underline-type="single" style:text-underline-style="solid" style:text-underline-width="auto" style:text-underline-mode="continuous"/>
    </style:style>
    <style:style style:name="T33" style:parent-style-name="Car.predefinitoparagrafo" style:family="text">
      <style:text-properties fo:font-style="italic" style:font-style-asian="italic"/>
    </style:style>
    <style:style style:name="T34" style:parent-style-name="Car.predefinitoparagrafo" style:family="text">
      <style:text-properties fo:font-style="italic" style:font-style-asian="italic"/>
    </style:style>
    <style:style style:name="P35" style:parent-style-name="Titolo1" style:family="paragraph">
      <style:paragraph-properties fo:border="0.0034in solid #000000" fo:padding="0.0138in" style:shadow="none"/>
    </style:style>
    <style:style style:name="P36" style:parent-style-name="Textbody" style:family="paragraph">
      <style:text-properties fo:color="#000000"/>
    </style:style>
    <style:style style:name="P37" style:parent-style-name="Textbody" style:family="paragraph">
      <style:text-properties fo:font-weight="bold" style:font-weight-asian="bold" style:font-weight-complex="bold"/>
    </style:style>
    <style:style style:name="P38" style:parent-style-name="Titolo1" style:family="paragraph">
      <style:paragraph-properties fo:break-before="page" fo:border="0.0034in solid #000000" fo:padding="0.0138in" style:shadow="none"/>
    </style:style>
    <style:style style:name="T39" style:parent-style-name="Car.predefinitoparagrafo" style:family="text">
      <style:text-properties fo:font-size="16pt" style:font-size-asian="16pt" style:font-size-complex="16pt"/>
    </style:style>
    <style:style style:name="T40" style:parent-style-name="Car.predefinitoparagrafo" style:family="text">
      <style:text-properties fo:font-size="16pt" style:font-size-asian="16pt" style:font-size-complex="16pt"/>
    </style:style>
    <style:style style:name="T41" style:parent-style-name="Car.predefinitoparagrafo" style:family="text">
      <style:text-properties fo:font-size="11pt" style:font-size-asian="11pt" style:font-size-complex="11pt"/>
    </style:style>
    <style:style style:name="T42"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43" style:parent-style-name="Car.predefinitoparagrafo" style:family="text">
      <style:text-properties fo:font-size="11pt" style:font-size-asian="11pt" style:font-size-complex="11pt"/>
    </style:style>
    <style:style style:name="T44" style:parent-style-name="Car.predefinitoparagrafo" style:family="text">
      <style:text-properties fo:font-style="italic" style:font-style-asian="italic" style:font-style-complex="italic" fo:font-size="11pt" style:font-size-asian="11pt" style:font-size-complex="11pt"/>
    </style:style>
    <style:style style:name="T45" style:parent-style-name="Car.predefinitoparagrafo" style:family="text">
      <style:text-properties fo:font-size="11pt" style:font-size-asian="11pt" style:font-size-complex="11pt"/>
    </style:style>
    <style:style style:name="P46" style:parent-style-name="Titolo1" style:family="paragraph">
      <style:paragraph-properties fo:border="0.0034in solid #000000" fo:padding="0.0138in" style:shadow="none"/>
    </style:style>
    <style:style style:name="P47" style:parent-style-name="Textbody" style:family="paragraph">
      <style:text-properties fo:font-weight="bold" style:font-weight-asian="bold" style:font-weight-complex="bold"/>
    </style:style>
    <style:style style:name="P48" style:parent-style-name="Textbody" style:family="paragraph">
      <style:text-properties fo:font-weight="bold" style:font-weight-asian="bold" style:font-weight-complex="bold"/>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Textbody" style:family="paragraph">
      <style:text-properties fo:font-weight="bold" style:font-weight-asian="bold" style:font-weight-complex="bold"/>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itolo1" style:family="paragraph">
      <style:paragraph-properties fo:break-before="page" fo:border="0.0034in solid #000000" fo:padding="0.0138in" style:shadow="none"/>
    </style:style>
    <style:style style:name="T58" style:parent-style-name="Car.predefinitoparagrafo" style:family="text">
      <style:text-properties fo:font-size="16pt" style:font-size-asian="16pt" style:font-size-complex="16pt"/>
    </style:style>
    <style:style style:name="T59" style:parent-style-name="Car.predefinitoparagrafo" style:family="text">
      <style:text-properties fo:font-size="16pt" style:font-size-asian="16pt" style:font-size-complex="16pt"/>
    </style:style>
    <style:style style:name="T60" style:parent-style-name="Car.predefinitoparagrafo" style:family="text">
      <style:text-properties fo:background-color="#FFFF00"/>
    </style:style>
    <style:style style:name="T61" style:parent-style-name="Car.predefinitoparagrafo" style:family="text">
      <style:text-properties fo:font-style="italic" style:font-style-asian="italic" style:font-style-complex="italic"/>
    </style:style>
    <style:style style:name="T62" style:parent-style-name="Car.predefinitoparagrafo" style:family="text">
      <style:text-properties fo:font-style="italic" style:font-style-asian="italic" style:font-style-complex="italic"/>
    </style:style>
    <style:style style:name="T63" style:parent-style-name="Car.predefinitoparagrafo" style:family="text">
      <style:text-properties style:text-underline-type="single" style:text-underline-style="solid" style:text-underline-width="auto" style:text-underline-mode="continuous"/>
    </style:style>
    <style:style style:name="P64" style:parent-style-name="Titolo1" style:family="paragraph">
      <style:paragraph-properties fo:border="0.0034in solid #000000" fo:padding="0.0138in" style:shadow="none"/>
    </style:style>
  </office:automatic-styles>
  <office:body>
    <office:text text:use-soft-page-breaks="true">
      <text:h text:style-name="P1" text:outline-level="1">Domanda 1/3 (punti<text:s/><text:span text:style-name="T24">5</text:span>/30)</text:h>
      <text:p text:style-name="Textbody"><text:span text:style-name="T25">Street Fighter II</text:span><text:s/>è uno dei videogiochi più iconici degli anni 80/90. Le versioni più recenti della saga hanno abbandonato la modalità di gioco<text:s/><text:span text:style-name="T26">arcade</text:span><text:s/>a favore della più moderna modalità<text:s/><text:span text:style-name="T27">on-line</text:span>. In questa<text:s/>modalità due giocatori si affrontano sulla rete, come se stessero giocando sul medesimo<text:s/><text:span text:style-name="T28">dispositivo</text:span>. Il sistema del giocatore principale resta in ascolto dei comandi provenienti dal giocatore remoto, i quali contengono le azioni richieste, come<text:s/><text:span text:style-name="T29">low kick, m</text:span><text:span text:style-name="T30">iddle kick, high kick</text:span>. Integrando queste informazioni con lo stato generale della partita, il sistema calcola l’eventuale danno riportato dai giocatori. Esistono diverse varianti dell’algoritmo di calcolo del danno, ciascuna corrispondente al livello di difficoltà impostato all’inizio del gioco (<text:span text:style-name="T31">high, medium, low</text:span>). La modifica dello stato del gioco scatena l’aggiornamento della “barra della vita” dei giocatori a video.</text:p>
      <text:p text:style-name="Textbody">Si modelli tale sistema mediante un<text:s/><text:span text:style-name="T32">diagramma delle classi</text:span>, comprensivo dei<text:s/><text:span text:style-name="T33">design patter</text:span><text:span text:style-name="T34">n</text:span><text:s/>a esso pertinenti.</text:p>
      <text:h text:style-name="P35" text:outline-level="1">Risposta</text:h>
      <text:p text:style-name="P36"/>
      <text:p text:style-name="Textbody"/>
      <text:p text:style-name="Textbody"/>
      <text:p text:style-name="Textbody"/>
      <text:p text:style-name="Textbody"/>
      <text:p text:style-name="Textbody"/>
      <text:p text:style-name="Textbody"/>
      <text:p text:style-name="Textbody"/>
      <text:p text:style-name="P37"/>
      <text:soft-page-break/>
      <text:h text:style-name="P38" text:outline-level="1">Domanda<text:s/><text:span text:style-name="T39">2/3</text:span><text:s/>(punti<text:s/><text:span text:style-name="T40">3</text:span>/30)</text:h>
      <text:p text:style-name="Textbody"><text:span text:style-name="T41">Dato il sistema precedentemente descritto, si usi un<text:s/></text:span><text:span text:style-name="T42">diagramma di sequenza</text:span><text:span text:style-name="T43"><text:s/>per modellare la collaborazione delle componenti coinvolte nell’invio da parte del giocatore remoto di un<text:s/></text:span><text:span text:style-name="T44">middle kick</text:span><text:span text:style-name="T45">, che provoca l’aggiornamento della “barra delle vita” del giocatore principale, sottraendole 20 punti.</text:span></text:p>
      <text:h text:style-name="P46" text:outline-level="1">Risposta</text:h>
      <text:p text:style-name="P47"/>
      <text:p text:style-name="P48"/>
      <text:p text:style-name="P49"/>
      <text:p text:style-name="P50"/>
      <text:p text:style-name="P51"/>
      <text:p text:style-name="P52"/>
      <text:p text:style-name="P53"/>
      <text:p text:style-name="P54"/>
      <text:p text:style-name="P55"/>
      <text:p text:style-name="P56"/>
      <text:soft-page-break/>
      <text:h text:style-name="P57" text:outline-level="1">Domanda<text:s/><text:span text:style-name="T58">3/3</text:span><text:s/>(punti<text:s/><text:span text:style-name="T59">2</text:span>/30)</text:h>
      <text:p text:style-name="Textbody">La<text:s/><text:span text:style-name="T60">pagina</text:span><text:s/>iniziale di<text:s/><text:span text:style-name="T61">Street Fighter II<text:s/></text:span>richiede la scelta del proprio<text:s/><text:span text:style-name="T62">avatar</text:span><text:s/>di giocatore. L’opzione di scelta viene visualizzata in forma tabellare, con una piccola icona e il corrispondente nome per ogni cella. Selezionandone, viene mostrata l’immagine ingrandita del personaggio, con le sue caratteristiche essenziali, quali nome e nazionalità.</text:p>
      <text:p text:style-name="Textbody">Utilizzando un<text:s/><text:span text:style-name="T63">diagramma dei casi d’uso</text:span>, si modellino le esigenze sopra delineate. Non è richiesta alcuna descrizione testuale del diagramma.</text:p>
      <text:h text:style-name="P64" text:outline-level="1">Risposta</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tarSymbol" style:font-charset="x-symbol" svg:font-family="StarSymbol" style:font-family-generic="system"/>
    <style:font-face style:name="StarSymbol, 'Arial Unicode MS'" style:font-charset="x-symbol" svg:font-family="StarSymbol, 'Arial Unicode M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text-properties style:font-name="Times New Roman" style:font-name-asian="Lucida Sans Unicode" style:font-name-complex="Times New Roman" fo:font-weight="bold" style:font-weight-asian="bold" style:font-weight-complex="bold" fo:font-size="18pt" style:font-size-asian="18pt" style:font-size-complex="18pt" fo:hyphenate="false"/>
    </style:style>
    <style:style style:name="Titolo3" style:display-name="Titolo 3" style:family="paragraph" style:parent-style-name="Heading" style:next-style-name="Textbody" style:default-outline-level="3">
      <style:paragraph-properties fo:border="0.0069in solid #000000" fo:padding="0in" style:shadow="none"/>
      <style:text-properties fo:font-weight="bold" style:font-weight-asian="bold" style:font-weight-complex="bold" fo:hyphenate="false"/>
    </style:style>
    <style:style style:name="Normale" style:display-name="Normale" style:family="paragraph">
      <style:paragraph-properties fo:margin-top="0.1222in" fo:margin-bottom="0.1222in"/>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font-size="10pt" style:font-size-asian="10pt" style:font-size-complex="10pt" fo:language="it" fo:country="IT" fo:hyphenate="false"/>
    </style:style>
    <style:style style:name="Textbody" style:display-name="Text body" style:family="paragraph" style:parent-style-name="Standard">
      <style:paragraph-properties fo:text-align="justify" fo:margin-bottom="0.0833in"/>
      <style:text-properties fo:font-size="12pt" style:font-size-asian="12pt" style:font-size-complex="12pt" fo:hyphenate="false"/>
    </style:style>
    <style:style style:name="Textbodyindent" style:display-name="Text body indent" style:family="paragraph" style:parent-style-name="Textbody">
      <style:paragraph-properties fo:margin-bottom="0in" fo:margin-left="0.1965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Elenco" style:display-name="Elenco" style:family="paragraph" style:parent-style-name="Textbody">
      <style:text-properties style:font-name-complex="Tahom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stazione" style:display-name="Intestazione" style:family="paragraph" style:parent-style-name="HeaderandFooter">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llustration" style:display-name="Illustration" style:family="paragraph" style:parent-style-name="Didascalia">
      <style:text-properties fo:hyphenate="false"/>
    </style:style>
    <style:style style:name="Text" style:display-name="Text" style:family="paragraph" style:parent-style-name="Didascalia">
      <style:text-properties fo:hyphenate="false"/>
    </style:style>
    <style:style style:name="Framecontents" style:display-name="Frame contents" style:family="paragraph">
      <style:paragraph-properties fo:margin-bottom="0.1472in"/>
      <style:text-properties fo:font-size="11pt" style:font-size-asian="11pt" style:font-size-complex="11pt" fo:hyphenate="false"/>
    </style:style>
    <style:style style:name="Drawing" style:display-name="Drawing" style:family="paragraph" style:parent-style-name="Didascalia">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Titolo" style:display-name="Titolo" style:family="paragraph" style:parent-style-name="Heading" style:next-style-name="Sottotitolo">
      <style:paragraph-properties fo:text-align="center"/>
      <style:text-properties fo:font-weight="bold" style:font-weight-asian="bold" style:font-weight-complex="bold" fo:font-size="18pt" style:font-size-asian="18pt" style:font-size-complex="18pt" fo:hyphenate="false"/>
    </style:style>
    <style:style style:name="Sottotitolo" style:display-name="Sottotitolo" style:family="paragraph" style:parent-style-name="Heading" style:next-style-name="Textbody">
      <style:paragraph-properties fo:text-align="center"/>
      <style:text-properties fo:font-style="italic" style:font-style-asian="italic" style:font-style-complex="italic"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Oggettoconpuntadifreccia" style:display-name="Oggetto con punta di freccia" style:family="paragraph" style:parent-style-name="Standard">
      <style:text-properties fo:hyphenate="false"/>
    </style:style>
    <style:style style:name="Oggettoconombra" style:display-name="Oggetto con ombra" style:family="paragraph" style:parent-style-name="Standard">
      <style:text-properties fo:hyphenate="false"/>
    </style:style>
    <style:style style:name="Oggettosenzariempimento" style:display-name="Oggetto senza riempimento" style:family="paragraph" style:parent-style-name="Standard">
      <style:text-properties fo:hyphenate="false"/>
    </style:style>
    <style:style style:name="Corpotestogiustificato" style:display-name="Corpo testo giustificato" style:family="paragraph" style:parent-style-name="Standard">
      <style:text-properties fo:hyphenate="false"/>
    </style:style>
    <style:style style:name="Titolo30" style:display-name="Titolo3" style:family="paragraph" style:parent-style-name="Standard">
      <style:text-properties fo:hyphenate="false"/>
    </style:style>
    <style:style style:name="Titolo4" style:display-name="Titolo4" style:family="paragraph" style:parent-style-name="Standard">
      <style:paragraph-properties fo:text-align="center"/>
      <style:text-properties fo:hyphenate="false"/>
    </style:style>
    <style:style style:name="Titolo5" style:display-name="Titolo5" style:family="paragraph" style:parent-style-name="Standard">
      <style:paragraph-properties fo:text-align="center" fo:margin-top="0.0395in" fo:margin-bottom="0.0395in" fo:margin-right="0.0784in"/>
      <style:text-properties fo:hyphenate="false"/>
    </style:style>
    <style:style style:name="Intestazione1" style:display-name="Intestazione1" style:family="paragraph" style:parent-style-name="Standard">
      <style:paragraph-properties fo:margin-top="0.1652in" fo:margin-bottom="0.0826in"/>
      <style:text-properties fo:hyphenate="false"/>
    </style:style>
    <style:style style:name="Intestazione2" style:display-name="Intestazione2" style:family="paragraph" style:parent-style-name="Standard">
      <style:paragraph-properties fo:margin-top="0.1652in" fo:margin-bottom="0.0826in"/>
      <style:text-properties fo:hyphenate="false"/>
    </style:style>
    <style:style style:name="Lineadiquotatura" style:display-name="Linea di quotatura" style:family="paragraph" style:parent-style-name="Standard">
      <style:text-properties fo:hyphenate="false"/>
    </style:style>
    <style:style style:name="DefaultLTGliederung1" style:display-name="Default~LT~Gliederung 1" style:family="paragraph">
      <style:paragraph-properties fo:margin-bottom="0.1965in"/>
      <style:text-properties style:font-name="Tahoma" style:font-name-asian="Tahoma" style:font-name-complex="Tahoma" fo:font-size="32pt" style:font-size-asian="32pt" style:font-size-complex="32pt" fo:hyphenate="false"/>
    </style:style>
    <style:style style:name="DefaultLTGliederung2" style:display-name="Default~LT~Gliederung 2" style:family="paragraph" style:parent-style-name="DefaultLTGliederung1">
      <style:paragraph-properties fo:margin-bottom="0.1576in"/>
      <style:text-properties fo:font-size="28pt" style:font-size-asian="28pt" style:font-size-complex="28pt" fo:hyphenate="false"/>
    </style:style>
    <style:style style:name="DefaultLTGliederung3" style:display-name="Default~LT~Gliederung 3" style:family="paragraph" style:parent-style-name="DefaultLTGliederung2">
      <style:paragraph-properties fo:margin-bottom="0.118in"/>
      <style:text-properties fo:font-size="24pt" style:font-size-asian="24pt" style:font-size-complex="24pt" fo:hyphenate="false"/>
    </style:style>
    <style:style style:name="DefaultLTGliederung4" style:display-name="Default~LT~Gliederung 4" style:family="paragraph" style:parent-style-name="DefaultLTGliederung3">
      <style:paragraph-properties fo:margin-bottom="0.0784in"/>
      <style:text-properties fo:font-size="20pt" style:font-size-asian="20pt" style:font-size-complex="20pt" fo:hyphenate="false"/>
    </style:style>
    <style:style style:name="DefaultLTGliederung5" style:display-name="Default~LT~Gliederung 5" style:family="paragraph" style:parent-style-name="DefaultLTGliederung4">
      <style:paragraph-properties fo:margin-bottom="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Tahoma" style:font-name-asian="Tahoma" style:font-name-complex="Tahoma" fo:font-size="44pt" style:font-size-asian="44pt" style:font-size-complex="44pt" fo:hyphenate="false"/>
    </style:style>
    <style:style style:name="DefaultLTUntertitel" style:display-name="Default~LT~Untertitel" style:family="paragraph">
      <style:paragraph-properties fo:text-align="center"/>
      <style:text-properties style:font-name="Tahoma" style:font-name-asian="Tahoma" style:font-name-complex="Tahoma" fo:font-size="32pt" style:font-size-asian="32pt" style:font-size-complex="32pt" fo:hyphenate="false"/>
    </style:style>
    <style:style style:name="DefaultLTNotizen" style:display-name="Default~LT~Notizen" style:family="paragraph">
      <style:paragraph-properties fo:margin-left="0.2361in" fo:text-indent="-0.2361in">
        <style:tab-stops/>
      </style:paragraph-properties>
      <style:text-properties style:font-name="Tahoma" style:font-name-asian="Tahoma" style:font-name-complex="Tahoma" fo:font-size="20pt" style:font-size-asian="20pt" style:font-size-complex="20pt" fo:hyphenate="false"/>
    </style:style>
    <style:style style:name="DefaultLTHintergrundobjekte" style:display-name="Default~LT~Hintergrundobjekte" style:family="paragraph">
      <style:text-properties fo:hyphenate="false"/>
    </style:style>
    <style:style style:name="DefaultLTHintergrund" style:display-name="Default~LT~Hintergrund" style:family="paragraph">
      <style:text-properties fo:hyphenate="false"/>
    </style:style>
    <style:style style:name="default" style:display-name="default" style:family="paragraph">
      <style:paragraph-properties style:line-height-at-least="0.1388in"/>
      <style:text-properties style:font-name="Tahoma" style:font-name-asian="Tahoma" style:font-name-complex="Tahoma"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Oggettidisfondo" style:display-name="Oggetti di sfondo" style:family="paragraph">
      <style:text-properties fo:hyphenate="false"/>
    </style:style>
    <style:style style:name="Sfondo" style:display-name="Sfondo" style:family="paragraph">
      <style:text-properties fo:hyphenate="false"/>
    </style:style>
    <style:style style:name="Note" style:display-name="Note" style:family="paragraph">
      <style:paragraph-properties fo:margin-left="0.2361in" fo:text-indent="-0.2361in">
        <style:tab-stops/>
      </style:paragraph-properties>
      <style:text-properties style:font-name="Tahoma" style:font-name-asian="Tahoma" style:font-name-complex="Tahoma" fo:font-size="20pt" style:font-size-asian="20pt" style:font-size-complex="20pt" fo:hyphenate="false"/>
    </style:style>
    <style:style style:name="Struttura1" style:display-name="Struttura 1" style:family="paragraph">
      <style:paragraph-properties fo:margin-bottom="0.1965in"/>
      <style:text-properties style:font-name="Tahoma" style:font-name-asian="Tahoma" style:font-name-complex="Tahoma" fo:font-size="32pt" style:font-size-asian="32pt" style:font-size-complex="32pt" fo:hyphenate="false"/>
    </style:style>
    <style:style style:name="Struttura2" style:display-name="Struttura 2" style:family="paragraph" style:parent-style-name="Struttura1">
      <style:paragraph-properties fo:margin-bottom="0.1576in"/>
      <style:text-properties fo:font-size="28pt" style:font-size-asian="28pt" style:font-size-complex="28pt" fo:hyphenate="false"/>
    </style:style>
    <style:style style:name="Struttura3" style:display-name="Struttura 3" style:family="paragraph" style:parent-style-name="Struttura2">
      <style:paragraph-properties fo:margin-bottom="0.118in"/>
      <style:text-properties fo:font-size="24pt" style:font-size-asian="24pt" style:font-size-complex="24pt" fo:hyphenate="false"/>
    </style:style>
    <style:style style:name="Struttura4" style:display-name="Struttura 4" style:family="paragraph" style:parent-style-name="Struttura3">
      <style:paragraph-properties fo:margin-bottom="0.0784in"/>
      <style:text-properties fo:font-size="20pt" style:font-size-asian="20pt" style:font-size-complex="20pt" fo:hyphenate="false"/>
    </style:style>
    <style:style style:name="Struttura5" style:display-name="Struttura 5" style:family="paragraph" style:parent-style-name="Struttura4">
      <style:paragraph-properties fo:margin-bottom="0.0395in"/>
      <style:text-properties fo:hyphenate="false"/>
    </style:style>
    <style:style style:name="Struttura6" style:display-name="Struttura 6" style:family="paragraph" style:parent-style-name="Struttura5">
      <style:text-properties fo:hyphenate="false"/>
    </style:style>
    <style:style style:name="Struttura7" style:display-name="Struttura 7" style:family="paragraph" style:parent-style-name="Struttura6">
      <style:text-properties fo:hyphenate="false"/>
    </style:style>
    <style:style style:name="Struttura8" style:display-name="Struttura 8" style:family="paragraph" style:parent-style-name="Struttura7">
      <style:text-properties fo:hyphenate="false"/>
    </style:style>
    <style:style style:name="Struttura9" style:display-name="Struttura 9" style:family="paragraph" style:parent-style-name="Struttura8">
      <style:text-properties fo:hyphenate="false"/>
    </style:style>
    <style:style style:name="Terminedefinizione" style:display-name="Termine definizione" style:family="paragraph">
      <style:text-properties fo:hyphenate="false"/>
    </style:style>
    <style:style style:name="Elencodefinizione" style:display-name="Elenco definizione" style:family="paragraph">
      <style:paragraph-properties fo:margin-left="0.4409in">
        <style:tab-stops/>
      </style:paragraph-properties>
      <style:text-properties fo:hyphenate="false"/>
    </style:style>
    <style:style style:name="Definizione" style:display-name="Definizione" style:family="paragraph">
      <style:text-properties fo:font-style="italic" style:font-style-asian="italic" style:font-style-complex="italic" fo:hyphenate="false"/>
    </style:style>
    <style:style style:name="H1" style:display-name="H1" style:family="paragraph">
      <style:paragraph-properties fo:margin-top="0.1222in" fo:margin-bottom="0.1222in"/>
      <style:text-properties fo:font-weight="bold" style:font-weight-asian="bold" style:font-weight-complex="bold" fo:font-size="24pt" style:font-size-asian="24pt" style:font-size-complex="24pt" fo:hyphenate="false"/>
    </style:style>
    <style:style style:name="H2" style:display-name="H2" style:family="paragraph">
      <style:paragraph-properties fo:margin-top="0.1222in" fo:margin-bottom="0.1222in"/>
      <style:text-properties fo:font-weight="bold" style:font-weight-asian="bold" style:font-weight-complex="bold" fo:font-size="18pt" style:font-size-asian="18pt" style:font-size-complex="18pt" fo:hyphenate="false"/>
    </style:style>
    <style:style style:name="H3" style:display-name="H3" style:family="paragraph">
      <style:paragraph-properties fo:margin-top="0.1222in" fo:margin-bottom="0.1222in"/>
      <style:text-properties fo:font-weight="bold" style:font-weight-asian="bold" style:font-weight-complex="bold" fo:font-size="14pt" style:font-size-asian="14pt" style:font-size-complex="14pt" fo:hyphenate="false"/>
    </style:style>
    <style:style style:name="H4" style:display-name="H4" style:family="paragraph">
      <style:paragraph-properties fo:margin-top="0.1222in" fo:margin-bottom="0.1222in"/>
      <style:text-properties fo:font-weight="bold" style:font-weight-asian="bold" style:font-weight-complex="bold" fo:hyphenate="false"/>
    </style:style>
    <style:style style:name="H5" style:display-name="H5" style:family="paragraph">
      <style:paragraph-properties fo:margin-top="0.1222in" fo:margin-bottom="0.1222in"/>
      <style:text-properties fo:font-weight="bold" style:font-weight-asian="bold" style:font-weight-complex="bold" fo:font-size="10pt" style:font-size-asian="10pt" style:font-size-complex="10pt" fo:hyphenate="false"/>
    </style:style>
    <style:style style:name="H6" style:display-name="H6" style:family="paragraph">
      <style:paragraph-properties fo:margin-top="0.1222in" fo:margin-bottom="0.1222in"/>
      <style:text-properties fo:font-weight="bold" style:font-weight-asian="bold" style:font-weight-complex="bold" fo:font-size="8pt" style:font-size-asian="8pt" style:font-size-complex="8pt" fo:hyphenate="false"/>
    </style:style>
    <style:style style:name="Indirizzo" style:display-name="Indirizzo" style:family="paragraph">
      <style:text-properties fo:font-style="italic" style:font-style-asian="italic" style:font-style-complex="italic" fo:hyphenate="false"/>
    </style:style>
    <style:style style:name="Blockquote" style:display-name="Blockquote" style:family="paragraph">
      <style:paragraph-properties fo:margin-top="0.1222in" fo:margin-bottom="0.1222in" fo:margin-left="0.4409in" fo:margin-right="0.4409in">
        <style:tab-stops/>
      </style:paragraph-properties>
      <style:text-properties fo:hyphenate="false"/>
    </style:style>
    <style:style style:name="CITE" style:display-name="CITE" style:family="paragraph">
      <style:text-properties fo:font-style="italic" style:font-style-asian="italic" style:font-style-complex="italic" fo:hyphenate="false"/>
    </style:style>
    <style:style style:name="CODE" style:display-name="CODE" style:family="paragraph">
      <style:text-properties style:font-name="Courier New" style:font-name-asian="Courier New" style:font-name-complex="Courier New" fo:font-size="10pt" style:font-size-asian="10pt" style:font-size-complex="10pt" fo:hyphenate="false"/>
    </style:style>
    <style:style style:name="Enfasicorsivo1" style:display-name="Enfasi (corsivo)1" style:family="paragraph">
      <style:text-properties fo:font-style="italic" style:font-style-asian="italic" style:font-style-complex="italic" fo:hyphenate="false"/>
    </style:style>
    <style:style style:name="Collegamentoipertestuale1" style:display-name="Collegamento ipertestuale1" style:family="paragraph">
      <style:text-properties fo:color="#0000FF" style:text-underline-type="single" style:text-underline-style="solid" style:text-underline-width="auto" style:text-underline-mode="continuous" fo:hyphenate="false"/>
    </style:style>
    <style:style style:name="Collegamentovisitato1" style:display-name="Collegamento visitato1" style:family="paragraph">
      <style:text-properties fo:color="#800080" style:text-underline-type="single" style:text-underline-style="solid" style:text-underline-width="auto" style:text-underline-mode="continuous" fo:hyphenate="false"/>
    </style:style>
    <style:style style:name="Tastiera" style:display-name="Tastiera" style:family="paragraph">
      <style:text-properties style:font-name="Courier New" style:font-name-asian="Courier New" style:font-name-complex="Courier New" fo:font-weight="bold" style:font-weight-asian="bold" style:font-weight-complex="bold" fo:font-size="10pt" style:font-size-asian="10pt" style:font-size-complex="10pt" fo:hyphenate="false"/>
    </style:style>
    <style:style style:name="Preformattato" style:display-name="Preformattato" style:family="paragraph">
      <style:paragraph-properties>
        <style:tab-stops>
          <style:tab-stop style:type="left" style:position="0in"/>
          <style:tab-stop style:type="left" style:position="1.175in"/>
          <style:tab-stop style:type="left" style:position="2.3493in"/>
          <style:tab-stop style:type="left" style:position="3.5243in"/>
          <style:tab-stop style:type="left" style:position="4.6986in"/>
          <style:tab-stop style:type="left" style:position="5.8736in"/>
          <style:tab-stop style:type="left" style:position="7.0479in"/>
          <style:tab-stop style:type="left" style:position="8.2229in"/>
          <style:tab-stop style:type="left" style:position="9.3979in"/>
          <style:tab-stop style:type="left" style:position="10.5722in"/>
          <style:tab-stop style:type="left" style:position="11.7472in"/>
        </style:tab-stops>
      </style:paragraph-properties>
      <style:text-properties style:font-name="Courier New" style:font-name-asian="Courier New" style:font-name-complex="Courier New" fo:font-size="10pt" style:font-size-asian="10pt" style:font-size-complex="10pt" fo:hyphenate="false"/>
    </style:style>
    <style:style style:name="z-BottomofForm" style:display-name="z-Bottom of Form" style:family="paragraph">
      <style:paragraph-properties fo:text-align="center"/>
      <style:text-properties style:font-name="Arial" style:font-name-asian="Arial" style:font-name-complex="Arial" fo:font-size="8pt" style:font-size-asian="8pt" style:font-size-complex="8pt" fo:hyphenate="false"/>
    </style:style>
    <style:style style:name="z-TopofForm" style:display-name="z-Top of Form" style:family="paragraph">
      <style:paragraph-properties fo:text-align="center"/>
      <style:text-properties style:font-name="Arial" style:font-name-asian="Arial" style:font-name-complex="Arial" fo:font-size="8pt" style:font-size-asian="8pt" style:font-size-complex="8pt" fo:hyphenate="false"/>
    </style:style>
    <style:style style:name="Esempio" style:display-name="Esempio" style:family="paragraph">
      <style:text-properties style:font-name="Courier New" style:font-name-asian="Courier New" style:font-name-complex="Courier New" fo:hyphenate="false"/>
    </style:style>
    <style:style style:name="Enfasigrassetto1" style:display-name="Enfasi (grassetto)1" style:family="paragraph">
      <style:text-properties fo:font-weight="bold" style:font-weight-asian="bold" style:font-weight-complex="bold" fo:hyphenate="false"/>
    </style:style>
    <style:style style:name="Macchinadascrivere" style:display-name="Macchina da scrivere" style:family="paragraph">
      <style:text-properties style:font-name="Courier New" style:font-name-asian="Courier New" style:font-name-complex="Courier New" fo:font-size="10pt" style:font-size-asian="10pt" style:font-size-complex="10pt" fo:hyphenate="false"/>
    </style:style>
    <style:style style:name="Variabile" style:display-name="Variabile" style:family="paragraph">
      <style:text-properties fo:font-style="italic" style:font-style-asian="italic" style:font-style-complex="italic" fo:hyphenate="false"/>
    </style:style>
    <style:style style:name="HTMLMarkup" style:display-name="HTML Markup" style:family="paragraph">
      <style:text-properties fo:color="#FF0000" fo:hyphenate="false"/>
    </style:style>
    <style:style style:name="Commento" style:display-name="Commento" style:family="paragraph">
      <style:text-properties fo:hyphenate="false"/>
    </style:style>
    <style:style style:name="Corpotesto" style:display-name="Corpo testo" style:family="paragraph">
      <style:paragraph-properties fo:margin-bottom="0.1472in"/>
      <style:text-properties fo:font-size="11pt" style:font-size-asian="11pt" style:font-size-complex="11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urier" style:display-name="Courier" style:family="paragraph" style:parent-style-name="Textbody">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ellanormale1" style:display-name="Tabella normale1" style:family="paragraph">
      <style:paragraph-properties fo:widows="2" fo:orphans="2" style:vertical-align="auto" fo:margin-bottom="0.1388in" fo:line-height="115%"/>
      <style:text-properties style:font-name="Calibri" style:font-name-asian="Calibri" style:font-name-complex="Calibri" fo:font-size="11pt" style:font-size-asian="11pt" style:font-size-complex="11pt" fo:language="it" fo:country="IT" style:language-complex="ar" style:country-complex="SA" fo:hyphenate="false"/>
    </style:style>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text-properties style:font-name="StarSymbol, 'Arial Unicode MS'" style:font-name-asian="StarSymbol, 'Arial Unicode MS'" style:font-name-complex="StarSymbol, 'Arial Unicode MS'" fo:font-size="9pt" style:font-size-asian="9pt" style:font-size-complex="9pt"/>
    </style:style>
    <style:style style:name="RTF_Num32" style:display-name="RTF_Num 3 2" style:family="text">
      <style:text-properties style:font-name="StarSymbol, 'Arial Unicode MS'" style:font-name-asian="StarSymbol, 'Arial Unicode MS'" style:font-name-complex="StarSymbol, 'Arial Unicode MS'" fo:font-size="9pt" style:font-size-asian="9pt" style:font-size-complex="9pt"/>
    </style:style>
    <style:style style:name="RTF_Num33" style:display-name="RTF_Num 3 3" style:family="text">
      <style:text-properties style:font-name="StarSymbol, 'Arial Unicode MS'" style:font-name-asian="StarSymbol, 'Arial Unicode MS'" style:font-name-complex="StarSymbol, 'Arial Unicode MS'" fo:font-size="9pt" style:font-size-asian="9pt" style:font-size-complex="9pt"/>
    </style:style>
    <style:style style:name="RTF_Num34" style:display-name="RTF_Num 3 4" style:family="text">
      <style:text-properties style:font-name="StarSymbol, 'Arial Unicode MS'" style:font-name-asian="StarSymbol, 'Arial Unicode MS'" style:font-name-complex="StarSymbol, 'Arial Unicode MS'" fo:font-size="9pt" style:font-size-asian="9pt" style:font-size-complex="9pt"/>
    </style:style>
    <style:style style:name="RTF_Num35" style:display-name="RTF_Num 3 5" style:family="text">
      <style:text-properties style:font-name="StarSymbol, 'Arial Unicode MS'" style:font-name-asian="StarSymbol, 'Arial Unicode MS'" style:font-name-complex="StarSymbol, 'Arial Unicode MS'" fo:font-size="9pt" style:font-size-asian="9pt" style:font-size-complex="9pt"/>
    </style:style>
    <style:style style:name="RTF_Num36" style:display-name="RTF_Num 3 6" style:family="text">
      <style:text-properties style:font-name="StarSymbol, 'Arial Unicode MS'" style:font-name-asian="StarSymbol, 'Arial Unicode MS'" style:font-name-complex="StarSymbol, 'Arial Unicode MS'" fo:font-size="9pt" style:font-size-asian="9pt" style:font-size-complex="9pt"/>
    </style:style>
    <style:style style:name="RTF_Num37" style:display-name="RTF_Num 3 7" style:family="text">
      <style:text-properties style:font-name="StarSymbol, 'Arial Unicode MS'" style:font-name-asian="StarSymbol, 'Arial Unicode MS'" style:font-name-complex="StarSymbol, 'Arial Unicode MS'" fo:font-size="9pt" style:font-size-asian="9pt" style:font-size-complex="9pt"/>
    </style:style>
    <style:style style:name="RTF_Num38" style:display-name="RTF_Num 3 8" style:family="text">
      <style:text-properties style:font-name="StarSymbol, 'Arial Unicode MS'" style:font-name-asian="StarSymbol, 'Arial Unicode MS'" style:font-name-complex="StarSymbol, 'Arial Unicode MS'" fo:font-size="9pt" style:font-size-asian="9pt" style:font-size-complex="9pt"/>
    </style:style>
    <style:style style:name="RTF_Num39" style:display-name="RTF_Num 3 9" style:family="text">
      <style:text-properties style:font-name="StarSymbol, 'Arial Unicode MS'" style:font-name-asian="StarSymbol, 'Arial Unicode MS'" style:font-name-complex="StarSymbol, 'Arial Unicode MS'" fo:font-size="9pt" style:font-size-asian="9pt" style:font-size-complex="9pt"/>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style style:name="RTF_Num52" style:display-name="RTF_Num 5 2" style:family="text"/>
    <style:style style:name="RTF_Num53" style:display-name="RTF_Num 5 3" style:family="text"/>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FootnoteSymboluser" style:display-name="Footnote Symbol (user)" style:family="text"/>
    <style:style style:name="BulletSymbolsuser" style:display-name="Bullet Symbols (user)" style:family="text">
      <style:text-properties style:font-name="StarSymbol, 'Arial Unicode MS'" style:font-name-asian="StarSymbol, 'Arial Unicode MS'" style:font-name-complex="StarSymbol, 'Arial Unicode MS'" fo:font-size="9pt" style:font-size-asian="9pt" style:font-size-complex="9pt"/>
    </style:style>
    <style:style style:name="EndnoteSymboluser" style:display-name="Endnote Symbol (user)"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text:list-style style:name="RTF_Num2" style:display-name="RTF_Num 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tarSymbol, 'Arial Unicode MS'" style:font-name-asian="StarSymbol, 'Arial Unicode MS'" style:font-name-complex="StarSymbol, 'Arial Unicode MS'" fo:font-size="9pt" style:font-size-asian="9pt" style:font-size-complex="9pt"/>
    </style:style>
    <style:style style:name="WW_CharLFO2LVL2" style:family="text">
      <style:text-properties style:font-name="StarSymbol, 'Arial Unicode MS'" style:font-name-asian="StarSymbol, 'Arial Unicode MS'" style:font-name-complex="StarSymbol, 'Arial Unicode MS'" fo:font-size="9pt" style:font-size-asian="9pt" style:font-size-complex="9pt"/>
    </style:style>
    <style:style style:name="WW_CharLFO2LVL3" style:family="text">
      <style:text-properties style:font-name="StarSymbol, 'Arial Unicode MS'" style:font-name-asian="StarSymbol, 'Arial Unicode MS'" style:font-name-complex="StarSymbol, 'Arial Unicode MS'" fo:font-size="9pt" style:font-size-asian="9pt" style:font-size-complex="9pt"/>
    </style:style>
    <style:style style:name="WW_CharLFO2LVL4" style:family="text">
      <style:text-properties style:font-name="StarSymbol, 'Arial Unicode MS'" style:font-name-asian="StarSymbol, 'Arial Unicode MS'" style:font-name-complex="StarSymbol, 'Arial Unicode MS'" fo:font-size="9pt" style:font-size-asian="9pt" style:font-size-complex="9pt"/>
    </style:style>
    <style:style style:name="WW_CharLFO2LVL5" style:family="text">
      <style:text-properties style:font-name="StarSymbol, 'Arial Unicode MS'" style:font-name-asian="StarSymbol, 'Arial Unicode MS'" style:font-name-complex="StarSymbol, 'Arial Unicode MS'" fo:font-size="9pt" style:font-size-asian="9pt" style:font-size-complex="9pt"/>
    </style:style>
    <style:style style:name="WW_CharLFO2LVL6" style:family="text">
      <style:text-properties style:font-name="StarSymbol, 'Arial Unicode MS'" style:font-name-asian="StarSymbol, 'Arial Unicode MS'" style:font-name-complex="StarSymbol, 'Arial Unicode MS'" fo:font-size="9pt" style:font-size-asian="9pt" style:font-size-complex="9pt"/>
    </style:style>
    <style:style style:name="WW_CharLFO2LVL7" style:family="text">
      <style:text-properties style:font-name="StarSymbol, 'Arial Unicode MS'" style:font-name-asian="StarSymbol, 'Arial Unicode MS'" style:font-name-complex="StarSymbol, 'Arial Unicode MS'" fo:font-size="9pt" style:font-size-asian="9pt" style:font-size-complex="9pt"/>
    </style:style>
    <style:style style:name="WW_CharLFO2LVL8" style:family="text">
      <style:text-properties style:font-name="StarSymbol, 'Arial Unicode MS'" style:font-name-asian="StarSymbol, 'Arial Unicode MS'" style:font-name-complex="StarSymbol, 'Arial Unicode MS'" fo:font-size="9pt" style:font-size-asian="9pt" style:font-size-complex="9pt"/>
    </style:style>
    <style:style style:name="WW_CharLFO2LVL9" style:family="text">
      <style:text-properties style:font-name="StarSymbol, 'Arial Unicode MS'" style:font-name-asian="StarSymbol, 'Arial Unicode MS'" style:font-name-complex="StarSymbol, 'Arial Unicode MS'" fo:font-size="9pt" style:font-size-asian="9pt" style:font-size-complex="9pt"/>
    </style:style>
    <text:list-style style:name="RTF_Num3" style:display-name="RTF_Num 3">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Arial Unicode M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style>
    <text:list-style style:name="RTF_Num4" style:display-name="RTF_Num 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834in"/>
      </style:header-style>
      <style:footer-style>
        <style:header-footer-properties style:dynamic-spacing="true" fo:min-height="0in"/>
      </style:footer-style>
    </style:page-layout>
    <style:style style:name="T2" style:parent-style-name="Car.predefinitoparagrafo" style:family="text">
      <style:text-properties style:font-name="Arial" style:font-name-asian="Arial" style:font-name-complex="Arial" fo:font-weight="bold" style:font-weight-asian="bold" style:font-weight-complex="bold"/>
    </style:style>
    <style:style style:name="T3" style:parent-style-name="Car.predefinitoparagrafo" style:family="text">
      <style:text-properties style:font-name="Arial" style:font-name-asian="Arial" style:font-name-complex="Arial" fo:font-weight="bold" style:font-weight-asian="bold" style:font-weight-complex="bold"/>
    </style:style>
    <style:style style:name="T4" style:parent-style-name="Car.predefinitoparagrafo" style:family="text">
      <style:text-properties style:font-name="Arial" style:font-name-asian="Arial" style:font-name-complex="Arial" fo:font-weight="bold" style:font-weight-asian="bold" style:font-weight-complex="bold"/>
    </style:style>
    <style:style style:name="T5" style:parent-style-name="Car.predefinitoparagrafo" style:family="text">
      <style:text-properties style:font-name="Arial" style:font-name-asian="Arial" style:font-name-complex="Arial" fo:font-weight="bold" style:font-weight-asian="bold" style:font-weight-complex="bold"/>
    </style:style>
    <style:style style:name="T6" style:parent-style-name="Car.predefinitoparagrafo" style:family="text">
      <style:text-properties style:font-name="Arial" style:font-name-asian="Arial" style:font-name-complex="Arial" fo:font-weight="bold" style:font-weight-asian="bold" style:font-weight-complex="bold"/>
    </style:style>
    <style:style style:name="T7" style:parent-style-name="Car.predefinitoparagrafo" style:family="text">
      <style:text-properties style:font-name="Arial" style:font-name-asian="Arial" style:font-name-complex="Arial" fo:font-weight="bold" style:font-weight-asian="bold" style:font-weight-complex="bold"/>
    </style:style>
    <style:style style:name="T8" style:parent-style-name="Car.predefinitoparagrafo" style:family="text">
      <style:text-properties style:font-name="Arial" fo:font-weight="bold" style:font-weight-asian="bold" fo:font-size="10.5pt" style:font-size-asian="10.5pt"/>
    </style:style>
    <style:style style:name="T9" style:parent-style-name="Car.predefinitoparagrafo" style:family="text">
      <style:text-properties style:font-name="Arial" fo:font-weight="bold" style:font-weight-asian="bold" fo:font-size="10.5pt" style:font-size-asian="10.5pt"/>
    </style:style>
    <style:style style:name="T10" style:parent-style-name="Car.predefinitoparagrafo" style:family="text">
      <style:text-properties style:font-name="Arial" fo:font-weight="bold" style:font-weight-asian="bold" fo:font-size="10.5pt" style:font-size-asian="10.5pt"/>
    </style:style>
    <style:style style:name="T11" style:parent-style-name="Car.predefinitoparagrafo" style:family="text">
      <style:text-properties style:font-name="Arial" fo:font-weight="bold" style:font-weight-asian="bold" fo:font-size="10.5pt" style:font-size-asian="10.5pt"/>
    </style:style>
    <style:style style:name="P12" style:parent-style-name="Standard" style:family="paragraph">
      <style:paragraph-properties fo:break-before="page" fo:border="0.0034in solid #000000" fo:padding="0in" style:shadow="none" fo:margin-top="0.0597in"/>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size="9pt" style:font-size-asian="9pt" style:font-size-complex="9pt"/>
    </style:style>
    <style:style style:name="T15" style:parent-style-name="Car.predefinitoparagrafo" style:family="text">
      <style:text-properties fo:font-size="9pt" style:font-size-asian="9pt" style:font-size-complex="9pt"/>
    </style:style>
    <style:style style:name="T16" style:parent-style-name="Car.predefinitoparagrafo" style:family="text">
      <style:text-properties fo:color="#82210D"/>
    </style:style>
    <style:style style:name="T17" style:parent-style-name="Car.predefinitoparagrafo" style:family="text">
      <style:text-properties fo:color="#82210D"/>
    </style:style>
    <style:style style:name="T18" style:parent-style-name="Car.predefinitoparagrafo" style:family="text">
      <style:text-properties fo:font-weight="bold" style:font-weight-asian="bold" style:font-weight-complex="bold" fo:color="#82210D"/>
    </style:style>
    <style:style style:name="T19" style:parent-style-name="Car.predefinitoparagrafo" style:family="text">
      <style:text-properties fo:color="#82210D"/>
    </style:style>
    <style:style style:name="P20" style:parent-style-name="Intestazione" style:family="paragraph">
      <style:paragraph-properties fo:border="0.0034in solid #000000" fo:padding="0.0138in" style:shadow="none">
        <style:tab-stops>
          <style:tab-stop style:type="left" style:position="1.7715in"/>
          <style:tab-stop style:type="left" style:position="3in"/>
          <style:tab-stop style:type="center" style:position="3.3465in"/>
          <style:tab-stop style:type="center" style:position="3.4645in"/>
          <style:tab-stop style:type="left" style:position="5in"/>
          <style:tab-stop style:type="right" style:position="6.693in"/>
          <style:tab-stop style:type="right" style:position="6.9291in"/>
          <style:tab-stop style:type="right" style:position="7.5in"/>
        </style:tab-stops>
      </style:paragraph-properties>
    </style:style>
    <style:style style:name="P21" style:parent-style-name="Intestazione" style:family="paragraph">
      <style:paragraph-properties>
        <style:tab-stops>
          <style:tab-stop style:type="center" style:position="3.3465in"/>
          <style:tab-stop style:type="center" style:position="3.4645in"/>
          <style:tab-stop style:type="right" style:position="6.693in"/>
          <style:tab-stop style:type="right" style:position="6.9291in"/>
          <style:tab-stop style:type="right" style:position="7.4763in"/>
        </style:tab-stops>
      </style:paragraph-properties>
      <style:text-properties style:font-name="Arial" fo:font-weight="bold" style:font-weight-asian="bold" style:font-weight-complex="bold"/>
    </style:style>
    <style:style style:name="P22" style:parent-style-name="Intestazione" style:family="paragraph">
      <style:paragraph-properties>
        <style:tab-stops>
          <style:tab-stop style:type="center" style:position="3.3465in"/>
          <style:tab-stop style:type="center" style:position="3.4645in"/>
          <style:tab-stop style:type="right" style:position="6.693in"/>
          <style:tab-stop style:type="right" style:position="6.9291in"/>
          <style:tab-stop style:type="right" style:position="7.4763in"/>
        </style:tab-stops>
      </style:paragraph-properties>
      <style:text-properties style:font-name="Arial" fo:font-weight="bold" style:font-weight-asian="bold" style:font-weight-complex="bold"/>
    </style:style>
    <style:style style:name="P23" style:parent-style-name="Intestazione" style:family="paragraph">
      <style:paragraph-properties>
        <style:tab-stops>
          <style:tab-stop style:type="center" style:position="3.3465in"/>
          <style:tab-stop style:type="center" style:position="3.4645in"/>
          <style:tab-stop style:type="right" style:position="6.693in"/>
          <style:tab-stop style:type="right" style:position="6.9291in"/>
          <style:tab-stop style:type="right" style:position="7.4763in"/>
        </style:tab-stops>
      </style:paragraph-properties>
      <style:text-properties style:font-name="Arial" fo:font-weight="bold" style:font-weight-asian="bold" style:font-weight-complex="bold"/>
    </style:style>
  </office:automatic-styles>
  <office:master-styles>
    <style:master-page style:name="MP0" style:page-layout-name="PL0">
      <style:header>
        <text:p text:style-name="Intestazione"><text:span text:style-name="T2">Università di Padova – Informatica – Ingegneria del Software</text:span><text:span text:style-name="T3"><text:tab/></text:span><text:span text:style-name="T4"><text:tab/>pag.<text:s/></text:span><text:span text:style-name="T5"><text:page-number style:num-format="1" text:fixed="false">3</text:page-number></text:span><text:span text:style-name="T6"><text:s/>/<text:s/></text:span><text:span text:style-name="T7"><text:page-count>3</text:page-count></text:span></text:p>
        <text:p text:style-name="Intestazione">Esame scritto – II prova scritta - parte Compito (<text:span text:style-name="T8">Pratica</text:span>) –<text:s/><text:span text:style-name="T9">14</text:span><text:s/><text:span text:style-name="T10">giugno</text:span><text:s/><text:span text:style-name="T11">2021</text:span></text:p>
        <text:p text:style-name="P12"><text:span text:style-name="T13">Istruzioni</text:span><text:span text:style-name="T14"><text:s/></text:span><text:span text:style-name="T15"><text:line-break/></text:span><text:span text:style-name="T16">Riportare qui sotto cognome, nome, matricola, e anno di<text:s/></text:span><text:span text:style-name="T17">progetto didattico di<text:s/></text:span><text:span text:style-name="T18">tutti</text:span><text:span text:style-name="T19"><text:s/>i candidati che hanno collaborato alla risposta.</text:span></text:p>
        <text:p text:style-name="P20"><text:bookmark-start text:name="_Hlk74566800"/>Cognome:<text:tab/>Nome:<text:tab/>Matricola:<text:tab/>Anno Progetto Didattico:</text:p>
        <text:p text:style-name="P21"><text:bookmark-end text:name="_Hlk74566800"/></text:p>
        <text:p text:style-name="P22"/>
        <text:p text:style-name="P2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derico Consalvo</meta:initial-creator>
    <dc:creator>Consalvo Federico</dc:creator>
    <meta:creation-date>2021-06-14T10:59:00Z</meta:creation-date>
    <dc:date>2021-06-17T13:30:00Z</dc:date>
    <meta:print-date>2018-04-05T10:44:00Z</meta:print-date>
    <meta:template xlink:href="Normal" xlink:type="simple"/>
    <meta:editing-cycles>3</meta:editing-cycles>
    <meta:editing-duration>PT0S</meta:editing-duration>
    <meta:user-defined meta:name="Info 1"/>
    <meta:user-defined meta:name="Info 2"/>
    <meta:user-defined meta:name="Info 3"/>
    <meta:user-defined meta:name="Info 4"/>
    <meta:document-statistic meta:page-count="3" meta:paragraph-count="3" meta:word-count="284" meta:character-count="1900" meta:row-count="13" meta:non-whitespace-character-count="1619"/>
  </office:meta>
</office:document-meta>
</file>